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1d35" loext:opacity="100%" officeooo:rsid="0028925c" officeooo:paragraph-rsid="0028925c"/>
    </style:style>
    <style:style style:name="P2" style:family="paragraph" style:parent-style-name="Standard">
      <style:paragraph-properties fo:text-align="center" style:justify-single-word="false"/>
      <style:text-properties fo:color="#001d35" loext:opacity="100%" officeooo:rsid="00264f79" officeooo:paragraph-rsid="00264f79"/>
    </style:style>
    <style:style style:name="P3" style:family="paragraph" style:parent-style-name="Standard">
      <style:paragraph-properties fo:text-align="center" style:justify-single-word="false"/>
      <style:text-properties fo:color="#001d35" loext:opacity="100%" officeooo:rsid="001a0491" officeooo:paragraph-rsid="001a0491"/>
    </style:style>
    <style:style style:name="P4" style:family="paragraph" style:parent-style-name="Standard">
      <style:paragraph-properties fo:text-align="center" style:justify-single-word="false"/>
      <style:text-properties fo:color="#001d35" loext:opacity="100%" officeooo:paragraph-rsid="00264f79"/>
    </style:style>
    <style:style style:name="P5" style:family="paragraph" style:parent-style-name="Standard">
      <style:paragraph-properties fo:text-align="center" style:justify-single-word="false"/>
      <style:text-properties fo:color="#001d35" loext:opacity="100%" fo:font-weight="bold" officeooo:rsid="001a0491" officeooo:paragraph-rsid="001a0491"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rsid="001a0491" officeooo:paragraph-rsid="001a0491"/>
    </style:style>
    <style:style style:name="P8" style:family="paragraph" style:parent-style-name="Header">
      <style:text-properties officeooo:rsid="0029ddd4" officeooo:paragraph-rsid="0029ddd4"/>
    </style:style>
    <style:style style:name="P9" style:family="paragraph" style:parent-style-name="Standard">
      <style:paragraph-properties fo:text-align="center" style:justify-single-word="false"/>
      <style:text-properties fo:color="#001d35" loext:opacity="100%" officeooo:rsid="00264f79" officeooo:paragraph-rsid="00264f79"/>
    </style:style>
    <style:style style:name="P10" style:family="paragraph" style:parent-style-name="Standard">
      <style:paragraph-properties fo:text-align="center" style:justify-single-word="false"/>
      <style:text-properties fo:color="#001d35" loext:opacity="100%" officeooo:rsid="0029ddd4" officeooo:paragraph-rsid="0029ddd4"/>
    </style:style>
    <style:style style:name="T1" style:family="text">
      <style:text-properties officeooo:rsid="0024e54e"/>
    </style:style>
    <style:style style:name="T2" style:family="text">
      <style:text-properties officeooo:rsid="00264f79"/>
    </style:style>
    <style:style style:name="T3" style:family="text">
      <style:text-properties officeooo:rsid="0028925c"/>
    </style:style>
    <style:style style:name="T4" style:family="text">
      <style:text-properties fo:background-color="#b4c7dc" loext:char-shading-value="0"/>
    </style:style>
    <style:style style:name="T5" style:family="text">
      <style:text-properties fo:color="#001d35" loext:opacity="100%"/>
    </style:style>
    <style:style style:name="T6" style:family="text">
      <style:text-properties fo:color="#001d35" loext:opacity="100%" officeooo:rsid="001a0491"/>
    </style:style>
    <style:style style:name="T7" style:family="text">
      <style:text-properties fo:color="#001d35" loext:opacity="100%" officeooo:rsid="001aec44"/>
    </style:style>
    <style:style style:name="T8" style:family="text">
      <style:text-properties fo:font-weight="bold" style:font-weight-asian="bold" style:font-weight-complex="bold"/>
    </style:style>
    <style:style style:name="T9" style:family="text">
      <style:text-properties fo:font-weight="bold" officeooo:rsid="0028925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officeooo:rsid="0029dd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text:span text:style-name="T3">SYCHOLOGY</text:span></text:p>
      <text:p text:style-name="P3"><text:tab/>Psychology is the scientific study of the mind, behavior, and human experience, exploring thoughts, feelings, development, and social interactions to understand individuals and groups. It utilizes scientific methods to research various aspects of life, including mental processes, biological influences, and environmental factors, with applications in areas like mental health treatment, education, business, and public health policy. The field is diverse, encompassing subfields like clinical, cognitive, and behavioral psychology, and aims to improve lives by addressing challenges and enhancing understanding of ourselves and others….</text:p>
      <text:p text:style-name="P3"/>
      <text:p text:style-name="P3">Translate to Indonesia</text:p>
      <text:p text:style-name="P3">….</text:p>
      <text:p text:style-name="Standard"><text:span text:style-name="T6"><text:tab/></text:span>Psikologi adalah studi ilmiah tentang pikiran, perilaku, dan pengalaman manusia, yang mengeksplorasi pikiran, perasaan, perkembangan, dan interaksi sosial untuk memahami individu dan kelompok…</text:p>
      <text:p text:style-name="Standard"><text:tab/>Psikolgi ini menggunakan metode ilmiah untuk meneliti berbagai aspek kehidupan, termasuk proses mental, pengaruh biologis, dan faktor lingkungan masyarkat. Bidang ini beragam, msncakup subbidang seperti psikologi kllinis, kognitif, dan perilaku, dan bertujuan untuk meningkatkan kualitas hidup dengan mengatasi tantangan dan meningkatkan pemahaman tentang diri sendiri dan orang lain..</text:p>
      <text:p text:style-name="Standard"/>
      <text:p text:style-name="Standard">ADA BEBERAPA STRATEGI ATAU TEKNIK DALAM PSIKOLOGI YANG SERING DIGUNAKAN :..</text:p>
      <text:p text:style-name="P2"/>
      <text:p text:style-name="P2"/>
      <text:p text:style-name="P2">1. Psikoanalisis</text:p>
      <text:p text:style-name="P2"><text:s text:c="4"/><text:span text:style-name="T4">Teknik psikoanalis yaitu adalah teknik psikoterapi yang bertujuan mengubah perilaku dan mengatasi masalah dengan <text:s/>menganalisis pikiran bawah sadar, konflik internal, dan pengalaman masalalu.</text:span></text:p>
      <text:p text:style-name="P2"/>
      <text:p text:style-name="P2">Konsep dasar…</text:p>
      <text:p text:style-name="P2">*pikiran sadar (conscious):*Pikiran yang kita sadari dan kontrol.</text:p>
      <text:p text:style-name="P2">*pikiran bawah sadar (unconscious):*Pikiran yang tidak kita sadari, tapi mempengaruhi perilaku.</text:p>
      <text:p text:style-name="P4">*Pikiran Pra-Sadar (Preconscious):* Pikiran yang tidak kita sadari, tapi bisa diakses jika kita berusaha.<text:line-break/>*Id, Ego, dan Superego:*<text:line-break/> - *Id:* Bagian pikiran yang berisi keinginan dasar dan impuls.<text:line-break/> - *Ego:* Bagian pikiran yang berisi logika dan kontrol.<text:line-break/> - *Superego:* Bagian pikiran yang berisi nilai dan moral.<text:line-break/>*Teknik Psikoanalisis:*<text:line-break/>1. *Wawancara Mendalam:* Membahas pengalaman, kejadian, dan perasaan pasien.<text:line-break/>2. *Asosiasi Bebas:* Pasien mengungkapkan pikiran dan perasaan tanpa filter.<text:line-break/>3. *Analisis Mimpi:* Menganalisis mimpi pasien untuk mengungkapkan pikiran bawah sadar.<text:line-break/>4. *Teknik Proyeksi:* Pasien diberi kartu atau gambar, lalu diminta menceritakan apa yang mereka lihat.<text:line-break/>*Tujuan:*<text:line-break/>1. Mengubah perilaku negatif.<text:line-break/>2. Mengatasi konflik internal.<text:line-break/>3. Meningkatkan kesadaran diri.<text:line-break/>4. Meningkatkan kualitas hidup.</text:p>
      <text:p text:style-name="P4"/>
      <text:p text:style-name="P6"><text:soft-page-break/><text:span text:style-name="T5">Berikut tips dan trik melakukan Psikoanalisis pada diri sendiri atau orang lain:..<text:line-break/>*Sebelum Memulai:*<text:line-break/>1. *Cari tempat yang tenang* dan nyaman.<text:line-break/>2. *Pastikan privasi* terjaga.<text:line-break/>3. *Tentukan tujuan* psikoanalisis.<text:line-break/>*Teknik Wawancara Mendalam:*<text:line-break/>1. *Buat daftar pertanyaan*, seperti:<text:line-break/> - Pengalaman apa yang paling berkesan?<text:line-break/> - Apa kebiasaan buruk yang ingin diubah?<text:line-break/>2. *Dengarkan secara aktif*, jangan </text:span>memotong<text:span text:style-name="T5"> pembicaraan.<text:line-break/>3. *Tulis catatan* penting.<text:line-break/>*Teknik Asosiasi Bebas:*<text:line-break/>1. *Berikan instruksi*, seperti: "Ceritakan apa pun yang terpikir."<text:line-break/>2. *Jangan menghakimi* atau memotong pembicaraan.<text:line-break/>3. *Tulis catatan* penting.<text:line-break/>*Teknik Analisis Mimpi:*<text:line-break/>1. *Tulis mimpi* yang ingin dianalisis.<text:line-break/>2. *Identifikasi simbol* dan tema dalam mimpi.<text:line-break/>3. *Hubungkan dengan pengalaman* atau kejadian dalam hidup.<text:line-break/>*Teknik Proyeksi:*<text:line-break/>1. *Pilih kartu atau gambar* yang netral.<text:line-break/>2. *Minta pasien menceritakan* apa yang mereka lihat.<text:line-break/>3. *Analisis cerita* untuk mengungkapkan pikiran bawah sadar.</text:span></text:p>
      <text:p text:style-name="P4"/>
      <text:p text:style-name="P1">2.Teknik Proyeksi..</text:p>
      <text:p text:style-name="P1"/>
      <text:p text:style-name="P7">*Pengertian:*<text:line-break/>- <text:span text:style-name="T4">Teknik Proyeksi adalah metode psikologi yang menggunakan stimulus netral (gambar, kartu, atau objek) untuk mengungkapkan pikiran bawah sadar, keinginan, dan konflik internal seseorang.<text:line-break/>*Tujuan:*</text:span><text:line-break/>1. Mengungkapkan pikiran bawah sadar.<text:line-break/>2. Mengidentifikasi keinginan dan kebutuhan dasar.<text:line-break/>3. Mengatasi konflik internal.<text:line-break/>4. Meningkatkan kesadaran diri.<text:line-break/>*Jenis Teknik Proyeksi:*<text:line-break/>1. *Tes Rorschach (Tes Bercak Tinta):* Menggunakan kartu bercak tinta untuk mengungkapkan pikiran bawah sadar.<text:line-break/>2. *Tes TAT (Thematic Apperception Test):* Menggunakan kartu gambar untuk mengungkapkan keinginan dan konflik internal.<text:line-break/>3. *Tes Wartegg:* Menggunakan kartu gambar untuk mengungkapkan kepribadian dan kecenderungan.<text:line-break/>*Cara Melakukan Teknik Proyeksi:*<text:line-break/>1. *Pilih Stimulus:* Pilih kartu atau gambar yang netral dan tidak memicu emosi kuat.<text:line-break/>2. *Berikan Instruksi:* Minta subjek untuk menceritakan apa yang mereka lihat atau rasakan ketika melihat stimulus.<text:line-break/>3. *Dengarkan Secara Aktif:* Dengarkan cerita subjek secara aktif dan jangan memotong pembicaraan.<text:line-break/>4. *Analisis Cerita:* Analisis cerita subjek untuk mengungkapkan pikiran bawah sadar, keinginan, dan konflik internal.<text:line-break/><text:soft-page-break/>*Contoh Analisis:*<text:line-break/>- Jika subjek melihat gambar pohon dan menceritakan tentang keinginan untuk memiliki rumah yang nyaman, maka analisisnya adalah: subjek memiliki keinginan untuk memiliki keamanan dan kenyamanan dalam hidup…</text:p>
      <text:p text:style-name="P7"><text:span text:style-name="T8">P</text:span><text:span text:style-name="T9">SIKOLOGI POPULER</text:span><text:line-break/>Trauma bonding adalah saat kamu menjalin ikatan dengan seseorang karena trauma bersama atau pengalaman masa lalu yang serupa.<text:line-break/><text:line-break/>Gaslighting adalah saat seseorang berbohong padamu, mempertanyakanmu, atau tidak setuju dengan apa yang terjadi.<text:line-break/><text:line-break/>Menjadi triggered berarti ada sesuatu yang membuatmu merasa tidak nyaman atau kesal.<text:line-break/><text:line-break/>Intrusive thoughts adalah dorongan acak yang mungkin ingin kamu lakukan; misalnya ingin melakukan sesuatu yang tak terduga seperti mengecat rambutmu jadi merah muda atau makan kue sebagai makan malam.<text:line-break/><text:line-break/>---<text:line-break/><text:line-break/>Psikologi Sebenarnya <text:s/><text:line-break/>Sebuah trauma bond mengacu pada situasi di mana seseorang mengembangkan perasaan simpati, kesetiaan, ketergantungan, dan keterikatan yang kuat terhadap pelaku kekerasan.<text:line-break/><text:line-break/>Gaslighting adalah taktik kekerasan di mana kamu dimanipulasi untuk mempertanyakan kenyataan, ingatan, atau kewarasanmu – bukan sekadar tidak setuju tentang apa yang terjadi.<text:line-break/><text:line-break/>Sebuah trigger adalah sesuatu yang menyebabkan peningkatan gejala secara tiba-tiba – seperti kilas balik pada PTSD atau dorongan kompulsif pada OCD. Ini bukan sekadar sumber ketidaknyamanan umum.<text:line-break/>Intrusive thoughts adalah pikiran yang tidak diinginkan dan tidak disengaja yang bertentangan dengan nilai dan keinginan aslimu. Kamu tidak ingin melakukannya, dan jika itu terjadi, bisa jadi mimpi buruk terbesarmu. <text:s/><text:line-break/>Mereka bisa sangat mengganggu dan menonjol dalam gangguan seperti OCD &amp; PTSD.</text:p>
      <text:p text:style-name="P7"/>
      <text:p text:style-name="P7">**<text:span text:style-name="T8">Dua Pemikiran dari <text:s/><text:line-break/>Viktor Frankl</text:span>**<text:line-break/><text:line-break/>“<text:span text:style-name="T11">Ketika kita tidak lagi mampu mengubah suatu situasi, kita ditantang untuk mengubah diri kita sendiri</text:span>.”<text:line-break/><text:line-break/>**“<text:span text:style-name="T11">Di antara rangsangan dan respons terdapat sebuah ruang. <text:s/><text:line-break/>Dalam ruang itulah terdapat kekuatan kita untuk memilih respons kita. Dalam respons kita terdapat pertumbuhan dan kebebasan kita</text:span>.”**<text:line-break/><text:line-break/>Viktor Frankl adalah seorang ahli saraf, psikiater asal Austria, dan penyintas Holocaust. Ia dikenal karena bukunya <text:span text:style-name="T10">Man’s Search for Meaning</text:span>, yang menceritakan pengalamannya di kamp konsentrasi dan pengembangan logoterapi, sebuah bentuk psikoterapi yang menekankan pencarian makna dalam <text:soft-page-break/>hidup. Ia percaya bahwa bahkan dalam situasi paling ekstrem, seseorang tetap memiliki kekuatan untuk memilih sikap dan menemukan makna dalam hidupny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9ddd4" officeooo:paragraph-rsid="0029ddd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7T19:55:29.567000000</meta:creation-date>
    <dc:date>2025-08-08T18:27:23.494000000</dc:date>
    <meta:editing-duration>PT1H28M16S</meta:editing-duration>
    <meta:editing-cycles>8</meta:editing-cycles>
    <meta:generator>EasyOffice/7.6.2.1.0$Windows_X86_64 LibreOffice_project/0bc4d647150f05f02b71ccb5539a4012b57f1faf</meta:generator>
    <meta:document-statistic meta:table-count="0" meta:image-count="0" meta:object-count="0" meta:page-count="4" meta:paragraph-count="18" meta:word-count="934" meta:character-count="7089" meta:non-whitespace-character-count="6140"/>
  </office:meta>
</office:document-meta>
</file>